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2Xsd.inst2xsd( Reader [ ] instReaders , Inst2Xsd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st2Xsd.Inst2Xs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st2Xsd.printHel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st2Xsd.main( String [ ] args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65">
            <text:p text:style-name="Table_20_Contents">165</text:p>
          </table:table-cell>
        </table:table-row>
        <table:table-row>
          <table:table-cell office:value-type="string">
            <text:p text:style-name="Table_20_Contents">Inst2Xsd.inst2xsd( XmlObject [ ] instances , Inst2XsdOptions op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nst2Xsd.validateInstances( SchemaDocument [ ] sDocs , XmlObject [ ] instanc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61">
            <text:p text:style-name="Table_20_Contents">6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